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5" style:family="table-cell" style:parent-style-name="Default">
      <style:table-cell-properties fo:background-color="#ff0000"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9:.G9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fanz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0:.G10])" office:value-type="float" office:value="44" calcext:value-type="float">
            <text:p>4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Zinn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2-3</text:p>
          </table:table-cell>
          <table:table-cell table:style-name="ce10" office:value-type="string" calcext:value-type="string">
            <text:p>3-4</text:p>
          </table:table-cell>
          <table:table-cell table:style-name="ce10" office:value-type="string" calcext:value-type="string">
            <text:p>6-7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1:.G11])" office:value-type="float" office:value="13" calcext:value-type="float">
            <text:p>13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Ensel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2:.G12])" office:value-type="float" office:value="50" calcext:value-type="float">
            <text:p>50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Otting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13:.G13])" office:value-type="float" office:value="45" calcext:value-type="float">
            <text:p>45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Rammouz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4:.G14])" office:value-type="float" office:value="34" calcext:value-type="float">
            <text:p>34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Haberl</text:p>
          </table:table-cell>
          <table:table-cell table:style-name="ce10" office:value-type="string" calcext:value-type="string">
            <text:p>21-22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15:.G15])" office:value-type="float" office:value="23" calcext:value-type="float">
            <text:p>23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Mayer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2-3</text:p>
          </table:table-cell>
          <table:table-cell table:style-name="ce10"/>
          <table:table-cell table:style-name="ce7"/>
          <table:table-cell table:formula="of:=SUM([.B16:.G16])" office:value-type="float" office:value="29" calcext:value-type="float">
            <text:p>29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3-22T12:13:18.048465223</dc:date>
    <meta:editing-duration>P1DT12H49M27S</meta:editing-duration>
    <meta:editing-cycles>42</meta:editing-cycles>
    <meta:generator>LibreOffice/7.4.3.2$Linux_X86_64 LibreOffice_project/40$Build-2</meta:generator>
    <meta:document-statistic meta:table-count="1" meta:cell-count="79" meta:object-count="0"/>
  </office:meta>
</office:document-meta>
</file>